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598cd" officeooo:paragraph-rsid="00ea0428"/>
    </style:style>
    <style:style style:name="P2" style:family="paragraph" style:parent-style-name="Text_20_body">
      <style:text-properties officeooo:rsid="00e598cd" officeooo:paragraph-rsid="00eb889c"/>
    </style:style>
    <style:style style:name="P3" style:family="paragraph" style:parent-style-name="Text_20_body">
      <style:text-properties officeooo:rsid="00e598cd" officeooo:paragraph-rsid="00f0fd6e"/>
    </style:style>
    <style:style style:name="P4" style:family="paragraph" style:parent-style-name="Text_20_body">
      <style:text-properties officeooo:rsid="00e598cd" officeooo:paragraph-rsid="0107e222"/>
    </style:style>
    <style:style style:name="P5" style:family="paragraph" style:parent-style-name="Text_20_body">
      <style:text-properties officeooo:rsid="00f4c05a" officeooo:paragraph-rsid="00f4c05a"/>
    </style:style>
    <style:style style:name="P6" style:family="paragraph" style:parent-style-name="Text_20_body">
      <style:text-properties fo:color="#ff3333" fo:font-weight="bold" officeooo:rsid="00e598cd" officeooo:paragraph-rsid="00ea0428" style:font-weight-asian="bold" style:font-weight-complex="bold"/>
    </style:style>
    <style:style style:name="P7" style:family="paragraph" style:parent-style-name="Text_20_body">
      <style:text-properties officeooo:rsid="01164fd5" officeooo:paragraph-rsid="01164fd5"/>
    </style:style>
    <style:style style:name="P8" style:family="paragraph" style:parent-style-name="Standard">
      <style:paragraph-properties style:line-height-at-least="0.198in"/>
      <style:text-properties fo:color="#008000" style:font-name="Droid Sans Mono" fo:font-size="10.5pt" fo:font-weight="normal" fo:background-color="#ffffff"/>
    </style:style>
    <style:style style:name="P9" style:family="paragraph" style:parent-style-name="Preformatted_20_Text">
      <style:text-properties officeooo:rsid="01118ebf" officeooo:paragraph-rsid="01118ebf"/>
    </style:style>
    <style:style style:name="P10" style:family="paragraph" style:parent-style-name="Preformatted_20_Text">
      <style:text-properties officeooo:rsid="00e598cd" officeooo:paragraph-rsid="00ea0428"/>
    </style:style>
    <style:style style:name="P11" style:family="paragraph" style:parent-style-name="Preformatted_20_Text">
      <style:paragraph-properties fo:margin-left="0in" fo:margin-right="0in" fo:margin-top="0in" fo:margin-bottom="0.1965in" loext:contextual-spacing="false" fo:text-indent="0in" style:auto-text-indent="false"/>
    </style:style>
    <style:style style:name="P12" style:family="paragraph" style:parent-style-name="Preformatted_20_Text">
      <style:paragraph-properties fo:margin-left="0in" fo:margin-right="0in" fo:margin-top="0in" fo:margin-bottom="0in" loext:contextual-spacing="false" fo:text-indent="0in" style:auto-text-indent="false"/>
    </style:style>
    <style:style style:name="P13" style:family="paragraph" style:parent-style-name="Standard">
      <style:text-properties fo:color="#008000" style:font-name="Droid Sans Mono" fo:font-size="10.5pt" fo:font-weight="normal" officeooo:rsid="0114eae6" officeooo:paragraph-rsid="0114eae6" fo:background-color="#ffffff"/>
    </style:style>
    <style:style style:name="P14" style:family="paragraph" style:parent-style-name="Text_20_body" style:list-style-name="L1">
      <style:text-properties officeooo:rsid="00e598cd" officeooo:paragraph-rsid="00ea0428"/>
    </style:style>
    <style:style style:name="P15" style:family="paragraph" style:parent-style-name="Text_20_body" style:list-style-name="L2">
      <style:text-properties officeooo:rsid="00e598cd" officeooo:paragraph-rsid="00ea0428"/>
    </style:style>
    <style:style style:name="P16" style:family="paragraph" style:parent-style-name="Text_20_body" style:list-style-name="L3">
      <style:text-properties officeooo:rsid="00e598cd" officeooo:paragraph-rsid="00ea0428"/>
    </style:style>
    <style:style style:name="P17" style:family="paragraph" style:parent-style-name="Text_20_body" style:list-style-name="L3">
      <style:text-properties officeooo:rsid="00e598cd" officeooo:paragraph-rsid="00f4c05a"/>
    </style:style>
    <style:style style:name="P18" style:family="paragraph" style:parent-style-name="Text_20_body" style:list-style-name="L3">
      <style:text-properties officeooo:rsid="00e598cd" officeooo:paragraph-rsid="00fb6e4f"/>
    </style:style>
    <style:style style:name="P19" style:family="paragraph" style:parent-style-name="Text_20_body" style:list-style-name="L3">
      <style:text-properties officeooo:rsid="00e598cd" officeooo:paragraph-rsid="0103f66f"/>
    </style:style>
    <style:style style:name="P20" style:family="paragraph" style:parent-style-name="Text_20_body" style:list-style-name="L4">
      <style:text-properties officeooo:rsid="00e598cd" officeooo:paragraph-rsid="00ea0428"/>
    </style:style>
    <style:style style:name="P21" style:family="paragraph" style:parent-style-name="Text_20_body" style:list-style-name="L5">
      <style:text-properties officeooo:rsid="00e598cd" officeooo:paragraph-rsid="00eb889c"/>
    </style:style>
    <style:style style:name="P22" style:family="paragraph" style:parent-style-name="Text_20_body" style:list-style-name="L2">
      <style:text-properties officeooo:rsid="00eb889c" officeooo:paragraph-rsid="00ea0428"/>
    </style:style>
    <style:style style:name="P23" style:family="paragraph" style:parent-style-name="Text_20_body" style:list-style-name="L3">
      <style:text-properties officeooo:rsid="00fa49af" officeooo:paragraph-rsid="00fb6e4f"/>
    </style:style>
    <style:style style:name="P24" style:family="paragraph" style:parent-style-name="Text_20_body">
      <style:text-properties fo:font-size="7pt" officeooo:rsid="00758099" officeooo:paragraph-rsid="011d7e48" style:font-size-asian="7pt" style:font-size-complex="7pt"/>
    </style:style>
    <style:style style:name="P25" style:family="paragraph" style:parent-style-name="Text_20_body">
      <style:text-properties fo:color="#ff3333" fo:font-weight="bold" officeooo:rsid="00e598cd" officeooo:paragraph-rsid="0114eae6" style:font-weight-asian="bold" style:font-weight-complex="bold"/>
    </style:style>
    <style:style style:name="T1" style:family="text">
      <style:text-properties officeooo:rsid="00e91d1a"/>
    </style:style>
    <style:style style:name="T2" style:family="text">
      <style:text-properties officeooo:rsid="00eb889c"/>
    </style:style>
    <style:style style:name="T3" style:family="text">
      <style:text-properties officeooo:rsid="00ed8b68"/>
    </style:style>
    <style:style style:name="T4" style:family="text">
      <style:text-properties officeooo:rsid="00f0fd6e"/>
    </style:style>
    <style:style style:name="T5" style:family="text">
      <style:text-properties officeooo:rsid="00f114d8"/>
    </style:style>
    <style:style style:name="T6" style:family="text">
      <style:text-properties officeooo:rsid="00f4c05a"/>
    </style:style>
    <style:style style:name="T7" style:family="text">
      <style:text-properties fo:color="#c0c0c0"/>
    </style:style>
    <style:style style:name="T8" style:family="text">
      <style:text-properties fo:color="#008000"/>
    </style:style>
    <style:style style:name="T9" style:family="text">
      <style:text-properties officeooo:rsid="00e598cd"/>
    </style:style>
    <style:style style:name="T10" style:family="text">
      <style:text-properties officeooo:rsid="00f8cc3f"/>
    </style:style>
    <style:style style:name="T11" style:family="text">
      <style:text-properties officeooo:rsid="00fa49af"/>
    </style:style>
    <style:style style:name="T12" style:family="text">
      <style:text-properties officeooo:rsid="00fb6e4f"/>
    </style:style>
    <style:style style:name="T13" style:family="text">
      <style:text-properties officeooo:rsid="00fc374f"/>
    </style:style>
    <style:style style:name="T14" style:family="text">
      <style:text-properties officeooo:rsid="00fde1c5"/>
    </style:style>
    <style:style style:name="T15" style:family="text">
      <style:text-properties officeooo:rsid="00ffbcfe"/>
    </style:style>
    <style:style style:name="T16" style:family="text">
      <style:text-properties officeooo:rsid="0107fe97"/>
    </style:style>
    <style:style style:name="T17" style:family="text">
      <style:text-properties officeooo:rsid="0109c0eb"/>
    </style:style>
    <style:style style:name="T18" style:family="text">
      <style:text-properties fo:color="#808000"/>
    </style:style>
    <style:style style:name="T19" style:family="text">
      <style:text-properties fo:color="#800080"/>
    </style:style>
    <style:style style:name="T20" style:family="text">
      <style:text-properties fo:color="#000080"/>
    </style:style>
    <style:style style:name="T21" style:family="text">
      <style:text-properties fo:color="#8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Generating C source and header files from JSON</text:h>
      <text:p text:style-name="P24">190<text:span text:style-name="T1">917</text:span>, updated <text:span text:style-name="T1">17</text:span>.<text:span text:style-name="T1">9</text:span>.2019/pekka</text:p>
      <text:p text:style-name="P1">From this JSON file, let's call this alice.json, we can automatically generate a C header and code files, which contain this info, for example alice.h:</text:p>
      <text:p text:style-name="P1"/>
      <text:p text:style-name="P1">extern const Pin alice_WORK_LIGHT;</text:p>
      <text:p text:style-name="P1">extern const Pin alice_LIGHT_SWITCH;</text:p>
      <text:p text:style-name="P1">extern const Pin alice_GARAGE_DOOR_SWITCH;</text:p>
      <text:p text:style-name="P1"/>
      <text:p text:style-name="P1">And in C file</text:p>
      <text:p text:style-name="P1"/>
      <text:p text:style-name="P1">/* Parameters for pins, do not use const, these can be modified.</text:p>
      <text:p text:style-name="P1"><text:s/>*/</text:p>
      <text:p text:style-name="P1">static os_short alice_prm_LIGHT_SWITCH[] = {PIN_SPEED, 3};</text:p>
      <text:p text:style-name="P1">static os_short alice_prm_GARAGE_DOOR_SWITCH[] = {PIN_SPEED, 5, PIN_DELAY, 1};</text:p>
      <text:p text:style-name="P1"/>
      <text:p text:style-name="P1">/* Parameters for pins, do not use const, these can be modified.</text:p>
      <text:p text:style-name="P1"><text:s/>*/</text:p>
      <text:p text:style-name="P1">const Pin alice_WORK_LIGHT = {"WORK_LIGHT", PIN_BOUT, 5|(3 &lt;&lt; 8), OS_NULL, 0);</text:p>
      <text:p text:style-name="P1">const Pin alice_LIGHT_SWITCH = {"LIGHT_SWITCH", PIN_BIN, 4|(2 &lt;&lt; 8), alice_prm_LIGHT_SWITCH, sizeof(alice_prm_LIGHT_SWITCH)/sizeof(os_short));</text:p>
      <text:p text:style-name="P1">const Pin alice_GARAGE_DOOR_SWITCH = {"GARAGE_DOOR_SWITCH", PIN_BIN, 4|(7 &lt;&lt; 2), alice_GARAGE_DOOR_SWITCH, sizeof(alice_prm_GARAGE_DOOR_SWITCH)/sizeof(os_short));</text:p>
      <text:p text:style-name="P1"/>
      <text:list xml:id="list6273192231498909787" text:style-name="L4">
        <text:list-item>
          <text:p text:style-name="P20">Bank and pin address are encoded as sigle integer. Bank number 0 means that bank is not used, bank 1 translates to as text to "BANK A", bank 2 to "BANK B"...</text:p>
        </text:list-item>
        <text:list-item>
          <text:p text:style-name="P20">I prefix everything with some version of "pin" <text:span text:style-name="T5">or board name</text:span>, this is to avoid using global symbols which have been already used by some other library, etc, in the same binary.</text:p>
        </text:list-item>
      </text:list>
      <text:p text:style-name="P1"/>
      <text:p text:style-name="P1">Then we needs a normal header file in pins library, like "pin_defs.h":</text:p>
      <text:p text:style-name="P7">Enumeration of pin types</text:p>
      <text:p text:style-name="P1"/>
      <text:p text:style-name="P10"><text:span text:style-name="T18">typedef</text:span><text:span text:style-name="T7"> </text:span><text:span text:style-name="T18">enum</text:span></text:p>
      <text:p text:style-name="P12">{</text:p>
      <text:p text:style-name="P12"><text:span text:style-name="T7"><text:s text:c="4"/></text:span><text:span text:style-name="T19">PIN_INPUT</text:span>,</text:p>
      <text:p text:style-name="P12"><text:span text:style-name="T7"><text:s text:c="4"/></text:span><text:span text:style-name="T19">PIN_OUTPUT</text:span>,</text:p>
      <text:p text:style-name="P12"><text:span text:style-name="T7"><text:s text:c="4"/></text:span><text:span text:style-name="T19">PIN_ANALOG_INPUT</text:span>,</text:p>
      <text:p text:style-name="P12"><text:span text:style-name="T7"><text:s text:c="4"/></text:span><text:span text:style-name="T19">PIN_ANALOG_OUTPUT</text:span>,</text:p>
      <text:p text:style-name="P12"><text:span text:style-name="T7"><text:s text:c="4"/></text:span><text:span text:style-name="T19">PIN_PWM</text:span>,</text:p>
      <text:p text:style-name="P12"><text:span text:style-name="T7"><text:s text:c="4"/></text:span><text:span text:style-name="T19">PIN_TIMER</text:span></text:p>
      <text:p text:style-name="P12">}</text:p>
      <text:p text:style-name="P12"><text:span text:style-name="T19">pinType</text:span>;</text:p>
      <text:p text:style-name="P1"/>
      <text:p text:style-name="P7">Enumeration of pin parametes </text:p>
      <text:p text:style-name="P1"/>
      <text:p text:style-name="P10"><text:span text:style-name="T18">typedef</text:span><text:span text:style-name="T7"> </text:span><text:span text:style-name="T18">enum</text:span></text:p>
      <text:p text:style-name="P12">{</text:p>
      <text:p text:style-name="P12"><text:soft-page-break/><text:span text:style-name="T7"><text:s text:c="4"/></text:span><text:span text:style-name="T19">PIN_SPEED</text:span>,</text:p>
      <text:p text:style-name="P12"><text:span text:style-name="T7"><text:s text:c="4"/></text:span><text:span text:style-name="T19">PIN_DELAY</text:span></text:p>
      <text:p text:style-name="P12">}</text:p>
      <text:p text:style-name="P12"><text:span text:style-name="T19">pinPrm</text:span>;</text:p>
      <text:p text:style-name="P1"/>
      <text:p text:style-name="P7">Pin definition structure</text:p>
      <text:p text:style-name="P7"/>
      <text:p text:style-name="P10"><text:span text:style-name="T18">typedef</text:span><text:span text:style-name="T7"> </text:span><text:span text:style-name="T18">struct</text:span><text:span text:style-name="T7"> </text:span><text:span text:style-name="T19">Pin</text:span></text:p>
      <text:p text:style-name="P12">{</text:p>
      <text:p text:style-name="P12"><text:span text:style-name="T7"><text:s text:c="4"/></text:span><text:span text:style-name="T8">/*</text:span><text:span text:style-name="T7"> </text:span><text:span text:style-name="T8">Pointer</text:span><text:span text:style-name="T7"> </text:span><text:span text:style-name="T8">to</text:span><text:span text:style-name="T7"> </text:span><text:span text:style-name="T8">pin</text:span><text:span text:style-name="T7"> </text:span><text:span text:style-name="T8">name</text:span><text:span text:style-name="T7"> </text:span><text:span text:style-name="T8">string.</text:span><text:span text:style-name="T7"> </text:span></text:p>
      <text:p text:style-name="P12"><text:span text:style-name="T7"><text:s text:c="5"/></text:span><text:span text:style-name="T8">*/</text:span></text:p>
      <text:p text:style-name="P11"><text:span text:style-name="T7"><text:s text:c="4"/></text:span><text:span text:style-name="T20">os_char</text:span><text:span text:style-name="T7"> </text:span>*<text:span text:style-name="T21">name</text:span>;</text:p>
      <text:p text:style-name="P12"><text:span text:style-name="T7"><text:s text:c="4"/></text:span><text:span text:style-name="T8">/*</text:span><text:span text:style-name="T7"> </text:span><text:span text:style-name="T8">Pint</text:span><text:span text:style-name="T7"> </text:span><text:span text:style-name="T8">type,</text:span><text:span text:style-name="T7"> </text:span><text:span text:style-name="T8">like</text:span><text:span text:style-name="T7"> </text:span><text:span text:style-name="T8">PIN_INPUT,</text:span><text:span text:style-name="T7"> </text:span><text:span text:style-name="T8">PIN_OUTPUT...</text:span><text:span text:style-name="T7"> </text:span><text:span text:style-name="T8">See</text:span><text:span text:style-name="T7"> </text:span><text:span text:style-name="T8">pinType</text:span><text:span text:style-name="T7"> </text:span><text:span text:style-name="T8">enumeration.</text:span></text:p>
      <text:p text:style-name="P12"><text:span text:style-name="T7"><text:s text:c="5"/></text:span><text:span text:style-name="T8">*/</text:span></text:p>
      <text:p text:style-name="P11"><text:span text:style-name="T7"><text:s text:c="4"/></text:span><text:span text:style-name="T19">pinType</text:span><text:span text:style-name="T7"> </text:span><text:span text:style-name="T21">type</text:span>;</text:p>
      <text:p text:style-name="P12"><text:span text:style-name="T7"><text:s text:c="4"/></text:span><text:span text:style-name="T8">/*</text:span><text:span text:style-name="T7"> </text:span><text:span text:style-name="T8">Hardware</text:span><text:span text:style-name="T7"> </text:span><text:span text:style-name="T8">bank</text:span><text:span text:style-name="T7"> </text:span><text:span text:style-name="T8">number</text:span><text:span text:style-name="T7"> </text:span><text:span text:style-name="T8">for</text:span><text:span text:style-name="T7"> </text:span><text:span text:style-name="T8">the</text:span><text:span text:style-name="T7"> </text:span><text:span text:style-name="T8">pin,</text:span><text:span text:style-name="T7"> </text:span><text:span text:style-name="T8">if</text:span><text:span text:style-name="T7"> </text:span><text:span text:style-name="T8">applies.</text:span></text:p>
      <text:p text:style-name="P12"><text:span text:style-name="T7"><text:s text:c="5"/></text:span><text:span text:style-name="T8">*/</text:span></text:p>
      <text:p text:style-name="P11"><text:span text:style-name="T7"><text:s text:c="4"/></text:span><text:span text:style-name="T19">os_short</text:span><text:span text:style-name="T7"> </text:span><text:span text:style-name="T21">bank</text:span>;</text:p>
      <text:p text:style-name="P12"><text:span text:style-name="T7"><text:s text:c="4"/></text:span><text:span text:style-name="T8">/*</text:span><text:span text:style-name="T7"> </text:span><text:span text:style-name="T8">Hardware</text:span><text:span text:style-name="T7"> </text:span><text:span text:style-name="T8">address</text:span><text:span text:style-name="T7"> </text:span><text:span text:style-name="T8">for</text:span><text:span text:style-name="T7"> </text:span><text:span text:style-name="T8">the</text:span><text:span text:style-name="T7"> </text:span><text:span text:style-name="T8">pin.</text:span></text:p>
      <text:p text:style-name="P12"><text:span text:style-name="T7"><text:s text:c="5"/></text:span><text:span text:style-name="T8">*/</text:span></text:p>
      <text:p text:style-name="P11"><text:span text:style-name="T7"><text:s text:c="4"/></text:span><text:span text:style-name="T19">os_short</text:span><text:span text:style-name="T7"> </text:span><text:span text:style-name="T21">addr</text:span>;</text:p>
      <text:p text:style-name="P12"><text:span text:style-name="T7"><text:s text:c="4"/></text:span><text:span text:style-name="T8">/*</text:span><text:span text:style-name="T7"> </text:span><text:span text:style-name="T8">Pointer</text:span><text:span text:style-name="T7"> </text:span><text:span text:style-name="T8">to</text:span><text:span text:style-name="T7"> </text:span><text:span text:style-name="T8">parameter</text:span><text:span text:style-name="T7"> </text:span><text:span text:style-name="T8">array,</text:span><text:span text:style-name="T7"> </text:span><text:span text:style-name="T8">OS_NULL</text:span><text:span text:style-name="T7"> </text:span><text:span text:style-name="T8">if</text:span><text:span text:style-name="T7"> </text:span><text:span text:style-name="T8">none.</text:span></text:p>
      <text:p text:style-name="P12"><text:span text:style-name="T7"><text:s text:c="5"/></text:span><text:span text:style-name="T8">*/</text:span></text:p>
      <text:p text:style-name="P11"><text:span text:style-name="T7"><text:s text:c="4"/></text:span><text:span text:style-name="T19">os_short</text:span><text:span text:style-name="T7"> </text:span>*<text:span text:style-name="T21">prm</text:span>;</text:p>
      <text:p text:style-name="P12"><text:span text:style-name="T7"><text:s text:c="4"/></text:span><text:span text:style-name="T8">/*</text:span><text:span text:style-name="T7"> </text:span><text:span text:style-name="T8">Number</text:span><text:span text:style-name="T7"> </text:span><text:span text:style-name="T8">of</text:span><text:span text:style-name="T7"> </text:span><text:span text:style-name="T8">items</text:span><text:span text:style-name="T7"> </text:span><text:span text:style-name="T8">in</text:span><text:span text:style-name="T7"> </text:span><text:span text:style-name="T8">parameter</text:span><text:span text:style-name="T7"> </text:span><text:span text:style-name="T8">array.</text:span><text:span text:style-name="T7"> </text:span></text:p>
      <text:p text:style-name="P12"><text:span text:style-name="T7"><text:s text:c="5"/></text:span><text:span text:style-name="T8">*/</text:span></text:p>
      <text:p text:style-name="P11"><text:span text:style-name="T7"><text:s text:c="4"/></text:span><text:span text:style-name="T20">os_char</text:span><text:span text:style-name="T7"> </text:span><text:span text:style-name="T21">prm_n</text:span>;</text:p>
      <text:p text:style-name="P12"><text:span text:style-name="T7"><text:s text:c="4"/></text:span><text:span text:style-name="T8">/*</text:span><text:span text:style-name="T7"> </text:span><text:span text:style-name="T8">Next</text:span><text:span text:style-name="T7"> </text:span><text:span text:style-name="T8">pin</text:span><text:span text:style-name="T7"> </text:span><text:span text:style-name="T8">in</text:span><text:span text:style-name="T7"> </text:span><text:span text:style-name="T8">linked</text:span><text:span text:style-name="T7"> </text:span><text:span text:style-name="T8">list</text:span><text:span text:style-name="T7"> </text:span><text:span text:style-name="T8">of</text:span><text:span text:style-name="T7"> </text:span><text:span text:style-name="T8">pins</text:span><text:span text:style-name="T7"> </text:span><text:span text:style-name="T8">belonging</text:span><text:span text:style-name="T7"> </text:span><text:span text:style-name="T8">to</text:span><text:span text:style-name="T7"> </text:span><text:span text:style-name="T8">same</text:span><text:span text:style-name="T7"> </text:span><text:span text:style-name="T8">group</text:span><text:span text:style-name="T7"> </text:span><text:span text:style-name="T8">as</text:span><text:span text:style-name="T7"> </text:span><text:span text:style-name="T8">this</text:span><text:span text:style-name="T7"> </text:span><text:span text:style-name="T8">one.</text:span><text:span text:style-name="T7"> </text:span></text:p>
      <text:p text:style-name="P12"><text:span text:style-name="T7"><text:s text:c="5"/></text:span><text:span text:style-name="T8">*/</text:span></text:p>
      <text:p text:style-name="P11"><text:span text:style-name="T7"><text:s text:c="4"/></text:span><text:span text:style-name="T18">const</text:span><text:span text:style-name="T7"> </text:span><text:span text:style-name="T18">struct</text:span><text:span text:style-name="T7"> </text:span><text:span text:style-name="T19">Pin</text:span><text:span text:style-name="T7"> </text:span>*<text:span text:style-name="T21">congroup_next</text:span>;</text:p>
      <text:p text:style-name="P12"><text:span text:style-name="T7"><text:s text:c="4"/></text:span><text:span text:style-name="T8">/*</text:span><text:span text:style-name="T7"> </text:span><text:span text:style-name="T8">Next</text:span><text:span text:style-name="T7"> </text:span><text:span text:style-name="T8">pin</text:span><text:span text:style-name="T7"> </text:span><text:span text:style-name="T8">in</text:span><text:span text:style-name="T7"> </text:span><text:span text:style-name="T8">linked</text:span><text:span text:style-name="T7"> </text:span><text:span text:style-name="T8">list</text:span><text:span text:style-name="T7"> </text:span><text:span text:style-name="T8">of</text:span><text:span text:style-name="T7"> </text:span><text:span text:style-name="T8">io</text:span><text:span text:style-name="T7"> </text:span><text:span text:style-name="T8">configuration.</text:span><text:span text:style-name="T7"> </text:span></text:p>
      <text:p text:style-name="P12"><text:span text:style-name="T7"><text:s text:c="5"/></text:span><text:span text:style-name="T8">*/</text:span></text:p>
      <text:p text:style-name="P12"><text:span text:style-name="T7"><text:s text:c="4"/></text:span><text:span text:style-name="T18">const</text:span><text:span text:style-name="T7"> </text:span><text:span text:style-name="T18">struct</text:span><text:span text:style-name="T7"> </text:span><text:span text:style-name="T19">Pin</text:span><text:span text:style-name="T7"> </text:span>*<text:span text:style-name="T21">board_next</text:span>;</text:p>
      <text:p text:style-name="P12">}</text:p>
      <text:p text:style-name="P12"><text:span text:style-name="T19">Pin</text:span>;</text:p>
      <text:p text:style-name="P1"/>
      <text:p text:style-name="P1"/>
      <text:p text:style-name="P1">There is group_next and board_next. Often is handy to loop trough all pins, like when making memory map for IO com. Or reading group of inputs with one command. To facilitate this we can group pins together. Pins with same PIN_GROUP number set go generate linked list and all pins of IO board a second linked list.</text:p>
      <text:p text:style-name="P1"/>
      <text:p text:style-name="P1">These appear in automatically generated .h file as:</text:p>
      <text:p text:style-name="P1"/>
      <text:p text:style-name="P1">extern const Pin *alice_pins; <text:s/>Pointer to first pin of alice board. We can loop trough pins by following board_next pointers.</text:p>
      <text:p text:style-name="P1"><text:soft-page-break/>extern const Pin *alice_group_1_pins; <text:s/>Pointer to first pin of group 1 on alice board. We can loop trough pins by following group_next pointers.</text:p>
      <text:p text:style-name="P1"/>
      <text:p text:style-name="P13"># WARNING: Python 3.6 or newer is needed to preserve dictionary order.</text:p>
      <text:p text:style-name="P8"># If run with older versions, IO pins in C are not in same order as in this C file,</text:p>
      <text:p text:style-name="P8"># which can cause problems down the road since linked list order is may be used to</text:p>
      <text:p text:style-name="P8"># give pins addresses is iocom memory bloc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9-17T03:50:21.476294556</dc:date>
    <meta:editing-duration>P2DT10H28M18S</meta:editing-duration>
    <meta:editing-cycles>231</meta:editing-cycles>
    <meta:generator>LibreOffice/5.2.7.2$Linux_X86_64 LibreOffice_project/20m0$Build-2</meta:generator>
    <meta:document-statistic meta:table-count="0" meta:image-count="0" meta:object-count="0" meta:page-count="3" meta:paragraph-count="74" meta:word-count="500" meta:character-count="3240" meta:non-whitespace-character-count="2671"/>
  </office:meta>
</office:document-meta>
</file>